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800000057024809BE.png" manifest:media-type=""/>
  <manifest:file-entry manifest:full-path="Pictures/1000000000000127000000B8347CE9E8.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paragraph-rsid="0043d1ca"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9"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10"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start" style:justify-single-word="false" fo:text-indent="0.557cm" style:auto-text-indent="false"/>
    </style:style>
    <style:style style:name="P1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1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2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2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2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3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4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4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fo:language="en" fo:country="US"/>
    </style:style>
    <style:style style:name="P4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7" style:family="paragraph" style:parent-style-name="Table_20_Contents">
      <style:paragraph-properties fo:text-align="justify" style:justify-single-word="false"/>
      <style:text-properties fo:language="ru" fo:country="RU"/>
    </style:style>
    <style:style style:name="P48" style:family="paragraph" style:parent-style-name="Table_20_Contents">
      <style:paragraph-properties fo:text-align="center" style:justify-single-word="false"/>
      <style:text-properties fo:language="ru" fo:country="RU"/>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fo:font-weight="normal" style:font-weight-asian="normal" style:font-weight-complex="normal"/>
    </style:style>
    <style:style style:name="P51"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4a9a87" style:font-weight-asian="normal" style:font-weight-complex="normal"/>
    </style:style>
    <style:style style:name="T5" style:family="text">
      <style:text-properties fo:language="en" fo:country="US" officeooo:rsid="00159e85"/>
    </style:style>
    <style:style style:name="T6" style:family="text">
      <style:text-properties fo:language="en" fo:country="US" officeooo:rsid="001d0793"/>
    </style:style>
    <style:style style:name="T7" style:family="text">
      <style:text-properties fo:language="en" fo:country="US" officeooo:rsid="0020feeb"/>
    </style:style>
    <style:style style:name="T8" style:family="text">
      <style:text-properties fo:language="en" fo:country="US" officeooo:rsid="002c9d4f"/>
    </style:style>
    <style:style style:name="T9" style:family="text">
      <style:text-properties fo:language="en" fo:country="US" officeooo:rsid="0034476c"/>
    </style:style>
    <style:style style:name="T10" style:family="text">
      <style:text-properties fo:language="en" fo:country="US" officeooo:rsid="00390fe9"/>
    </style:style>
    <style:style style:name="T11" style:family="text">
      <style:text-properties fo:language="en" fo:country="US" officeooo:rsid="0041bd28"/>
    </style:style>
    <style:style style:name="T12" style:family="text">
      <style:text-properties fo:language="en" fo:country="US" officeooo:rsid="0042e8d5"/>
    </style:style>
    <style:style style:name="T13" style:family="text">
      <style:text-properties fo:language="en" fo:country="US" officeooo:rsid="004606bc"/>
    </style:style>
    <style:style style:name="T14" style:family="text">
      <style:text-properties fo:language="en" fo:country="US" officeooo:rsid="0047da98"/>
    </style:style>
    <style:style style:name="T15" style:family="text">
      <style:text-properties fo:language="en" fo:country="US" officeooo:rsid="004a9a87"/>
    </style:style>
    <style:style style:name="T16" style:family="text">
      <style:text-properties fo:language="ru" fo:country="RU"/>
    </style:style>
    <style:style style:name="T17" style:family="text">
      <style:text-properties fo:language="ru" fo:country="RU" fo:font-weight="normal" style:font-weight-asian="normal" style:font-weight-complex="normal"/>
    </style:style>
    <style:style style:name="T18" style:family="text">
      <style:text-properties fo:language="ru" fo:country="RU" officeooo:rsid="00196684"/>
    </style:style>
    <style:style style:name="T19" style:family="text">
      <style:text-properties fo:language="ru" fo:country="RU" officeooo:rsid="00272ee4"/>
    </style:style>
    <style:style style:name="T20" style:family="text">
      <style:text-properties fo:language="ru" fo:country="RU" officeooo:rsid="003287ea"/>
    </style:style>
    <style:style style:name="T21" style:family="text">
      <style:text-properties fo:language="ru" fo:country="RU" officeooo:rsid="00332f1b"/>
    </style:style>
    <style:style style:name="T22" style:family="text">
      <style:text-properties fo:language="ru" fo:country="RU" officeooo:rsid="00390fe9"/>
    </style:style>
    <style:style style:name="T23" style:family="text">
      <style:text-properties fo:language="ru" fo:country="RU" officeooo:rsid="003a9d25"/>
    </style:style>
    <style:style style:name="T24" style:family="text">
      <style:text-properties fo:language="ru" fo:country="RU" officeooo:rsid="003bb459"/>
    </style:style>
    <style:style style:name="T25" style:family="text">
      <style:text-properties fo:language="ru" fo:country="RU" officeooo:rsid="003d3a05"/>
    </style:style>
    <style:style style:name="T26" style:family="text">
      <style:text-properties fo:language="ru" fo:country="RU" officeooo:rsid="0043d1ca"/>
    </style:style>
    <style:style style:name="T27" style:family="text">
      <style:text-properties fo:language="ru" fo:country="RU" officeooo:rsid="004a9a87"/>
    </style:style>
    <style:style style:name="T28" style:family="text">
      <style:text-properties fo:color="#000000" style:font-name="Times New Roman" fo:font-size="12pt" fo:language="en" fo:country="US" style:font-size-asian="12pt" style:font-size-complex="12pt"/>
    </style:style>
    <style:style style:name="T29" style:family="text">
      <style:text-properties fo:font-weight="bold" style:font-weight-asian="bold" style:font-weight-complex="bold"/>
    </style:style>
    <style:style style:name="T30" style:family="text">
      <style:text-properties fo:font-weight="bold" officeooo:rsid="00272ee4"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41bd28" style:font-weight-asian="normal" style:font-weight-complex="normal"/>
    </style:style>
    <style:style style:name="T33" style:family="text">
      <style:text-properties fo:font-weight="normal" officeooo:rsid="004a9a87" style:font-weight-asian="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officeooo:rsid="00159e85"/>
    </style:style>
    <style:style style:name="T36" style:family="text">
      <style:text-properties officeooo:rsid="00163f67"/>
    </style:style>
    <style:style style:name="T37" style:family="text">
      <style:text-properties officeooo:rsid="0016f818"/>
    </style:style>
    <style:style style:name="T38" style:family="text">
      <style:text-properties officeooo:rsid="001d0793"/>
    </style:style>
    <style:style style:name="T39" style:family="text">
      <style:text-properties officeooo:rsid="0020feeb"/>
    </style:style>
    <style:style style:name="T40" style:family="text">
      <style:text-properties officeooo:rsid="00272ee4"/>
    </style:style>
    <style:style style:name="T41" style:family="text">
      <style:text-properties officeooo:rsid="002c9d4f"/>
    </style:style>
    <style:style style:name="T42" style:family="text">
      <style:text-properties officeooo:rsid="002eb128"/>
    </style:style>
    <style:style style:name="T43" style:family="text">
      <style:text-properties officeooo:rsid="00332f1b"/>
    </style:style>
    <style:style style:name="T44" style:family="text">
      <style:text-properties officeooo:rsid="0034476c"/>
    </style:style>
    <style:style style:name="T45" style:family="text">
      <style:text-properties officeooo:rsid="0035dca9"/>
    </style:style>
    <style:style style:name="T46" style:family="text">
      <style:text-properties officeooo:rsid="00390fe9"/>
    </style:style>
    <style:style style:name="T47" style:family="text">
      <style:text-properties officeooo:rsid="003bb459"/>
    </style:style>
    <style:style style:name="T48" style:family="text">
      <style:text-properties officeooo:rsid="003ce742"/>
    </style:style>
    <style:style style:name="T49" style:family="text">
      <style:text-properties officeooo:rsid="003d3a05"/>
    </style:style>
    <style:style style:name="T50" style:family="text">
      <style:text-properties officeooo:rsid="00405d83"/>
    </style:style>
    <style:style style:name="T51" style:family="text">
      <style:text-properties officeooo:rsid="0041bd28"/>
    </style:style>
    <style:style style:name="T52" style:family="text">
      <style:text-properties officeooo:rsid="0043d1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Описание сервис прошивки <text:span text:style-name="T16">«</text:span><text:span text:style-name="T1">EVO Reset Service</text:span><text:span text:style-name="T16">» </text:span><text:span text:style-name="T1">v 0.</text:span><text:span text:style-name="T16">5</text:span><text:span text:style-name="T27">3</text:span><text:span text:style-name="T15">d</text:span></text:p>
      <text:p text:style-name="P11"><text:a xlink:type="simple" xlink:href="#Системные требования"><text:span text:style-name="T34"/></text:a></text:p>
      <text:p text:style-name="P9">Содержание</text:p>
      <text:p text:style-name="P11"><text:a xlink:type="simple" xlink:href="#Системные требования"><text:span text:style-name="T34">Системные требования</text:span></text:a></text:p>
      <text:p text:style-name="P11"><text:a xlink:type="simple" xlink:href="#ПРЕДУПРЕЖДЕНИЯ">ПРЕДУПРЕЖДЕНИЯ</text:a></text:p>
      <text:p text:style-name="P11"><text:a xlink:type="simple" xlink:href="#Клавиши управления">Клавиши управления</text:a></text:p>
      <text:p text:style-name="P11"><text:a xlink:type="simple" xlink:href="#Кнопки клавиатуры+RESET">Кнопки клавиатуры+RESET</text:a></text:p>
      <text:p text:style-name="P11"><text:a xlink:type="simple" xlink:href="#Управление в основном меню">Управление в основном меню</text:a></text:p>
      <text:p text:style-name="P11"><text:a xlink:type="simple" xlink:href="#Горячие клавиши главного меню">Горячие клавиши главного меню</text:a></text:p>
      <text:p text:style-name="P11"><text:a xlink:type="simple" xlink:href="#Горячие клавиши меню «Service»">Горячие клавиши меню «Service»</text:a></text:p>
      <text:p text:style-name="P11"><text:a xlink:type="simple" xlink:href="#Setup"><text:span text:style-name="T16">Setup</text:span></text:a></text:p>
      <text:p text:style-name="P11"><text:a xlink:type="simple" xlink:href="#File browser">File browser</text:a></text:p>
      <text:p text:style-name="P11"><text:a xlink:type="simple" xlink:href="#Автомонтирование TRD образов">Автомонтирование TRD образов</text:a></text:p>
      <text:p text:style-name="P11"><text:a xlink:type="simple" xlink:href="#Обновление FLASH ROM"><text:span text:style-name="T34">Обновление FLASH ROM</text:span></text:a></text:p>
      <text:p text:style-name="P11"><text:a xlink:type="simple" xlink:href="#Изменение шрифта для текстового видео режима"><text:span text:style-name="T34">Изменение шрифта для текстового видео режима</text:span></text:a></text:p>
      <text:p text:style-name="P11"><text:a xlink:type="simple" xlink:href="#Выбор альтернативных прошивок">Выбор альтернативных прошивок</text:a></text:p>
      <text:p text:style-name="P11"><text:a xlink:type="simple" xlink:href="#Выбор TRD">Выбор TRD, SCL и FDI образов</text:a></text:p>
      <text:p text:style-name="P11"><text:a xlink:type="simple" xlink:href="#Загрузка с ленты и ее эмуляция">Загрузка с ленты и ее эмуляция</text:a></text:p>
      <text:p text:style-name="P11"><text:a xlink:type="simple" xlink:href="#Запуск HOBETA и SPG файлов">Запуск HOBETA и SPG файлов</text:a></text:p>
      <text:p text:style-name="P11"><text:a xlink:type="simple" xlink:href="#Состояние памяти при запуске HOBETA файлов">Состояние памяти при запуске HOBETA файлов</text:a></text:p>
      <text:p text:style-name="P11"><text:a xlink:type="simple" xlink:href="#Редактор ячеек CMOS">Редактор ячеек CMOS</text:a></text:p>
      <text:p text:style-name="P11"><text:a xlink:type="simple" xlink:href="#Тестирование PC клавиатуры">Тестирование PC клавиатуры</text:a></text:p>
      <text:p text:style-name="P11"><text:a xlink:type="simple" xlink:href="#Кнопка Magic">Кнопка Magic</text:a></text:p>
      <text:p text:style-name="P11"><text:a xlink:type="simple" xlink:href="#Часы и CMOS">Часы и CMOS</text:a></text:p>
      <text:p text:style-name="P11"><text:a xlink:type="simple" xlink:href="#Формат RAM диска">Формат RAM диска</text:a></text:p>
      <text:p text:style-name="P11"/>
      <text:p text:style-name="P10">Системные требования</text:p>
      <text:p text:style-name="P8"/>
      <text:p text:style-name="P6"><text:span text:style-name="T16">Только</text:span> <text:bookmark-start text:name="Системные требования"/>P<text:bookmark-end text:name="Системные требования"/>entEvo <text:span text:style-name="T16">4Мб</text:span>;</text:p>
      <text:p text:style-name="P7">контроллер <text:span text:style-name="T1">TR-DOS </text:span><text:span text:style-name="T16">с прошивкой </text:span><text:span text:style-name="T1">EVO-DOS </text:span><text:span text:style-name="T16">или любой версией </text:span><text:span text:style-name="T1">TR-DOS;</text:span></text:p>
      <text:p text:style-name="P8">поддерживается загрузка с:</text:p>
      <text:p text:style-name="P8"><text:tab/><text:tab/>дисковода с дискетой в формате <text:span text:style-name="T1">TR-DOS</text:span>;</text:p>
      <text:p text:style-name="P8"><text:tab/><text:tab/><text:span text:style-name="T1">c SD </text:span>карты <text:span text:style-name="T1">NeoGS </text:span>отформатированная в <text:span text:style-name="T1">FAT;</text:span></text:p>
      <text:p text:style-name="P6"><text:span text:style-name="T16"><text:tab/><text:tab/>с </text:span>SD <text:span text:style-name="T16">карты </text:span>Z-контроллера <text:span text:style-name="T16">(на </text:span>PentEvo <text:span text:style-name="T16">интегрирована</text:span>) <text:span text:style-name="T16">отформатированная в </text:span>FAT;</text:p>
      <text:p text:style-name="P6"><text:tab/><text:tab/><text:span text:style-name="T16">с винчестера подключенного </text:span>по схеме Nemo отформатированн<text:span text:style-name="T16">ый в </text:span>FAT<text:span text:style-name="T16">.</text:span></text:p>
      <text:p text:style-name="P6"/>
      <text:p text:style-name="P6"/>
      <text:p text:style-name="P44"><text:bookmark-start text:name="ПРЕДУПРЕЖДЕНИЯ"/>ПРЕДУПРЕЖДЕНИЯ<text:bookmark-end text:name="ПРЕДУПРЕЖДЕНИЯ"/></text:p>
      <text:p text:style-name="P3">----------------------------------------------------------------<text:span text:style-name="T16">----------------------</text:span>---------------<text:span text:style-name="T16">------------------------</text:span></text:p>
      <text:p text:style-name="P3"/>
      <text:p text:style-name="P42"><text:span text:style-name="T41">Для возврата к основной прошивке необходимо нажать и удерживать клавишу «0» и произвести сброс (клавишей </text:span><text:span text:style-name="T8">F12)</text:span><text:span text:style-name="T41">, после чего отпустить клавишу «0».</text:span></text:p>
      <text:p text:style-name="P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File browser <text:span text:style-name="T16">показывает только найденные директории и файлы </text:span>c <text:span text:style-name="T16">расширениями </text:span>TRD, SCL, FDI, TAP, $C, SPG<text:span text:style-name="T16">, </text:span>FNT <text:span text:style-name="T16">и количеством не более 2048 штук. При большем количестве будут показаны только первые 2048 директорий/файлов.</text:span></text:p>
      <text:p text:style-name="P4"><text:soft-page-break/><text:span text:style-name="T26">Образы </text:span><text:span text:style-name="T52">TRD </text:span><text:span text:style-name="T26">могут быть загружены в рам диск или примонтированы, образы </text:span><text:span text:style-name="T52">FDI </text:span><text:span text:style-name="T26">и</text:span><text:span text:style-name="T52"> SCL </text:span><text:span text:style-name="T26">всегда загружаются в рам диск.</text:span></text:p>
      <text:p text:style-name="P41">После обновления содержимого <text:span text:style-name="T1">FlashROM </text:span>рекомендуется нажать кнопку сброс!</text:p>
      <text:p text:style-name="P41"/>
      <text:p text:style-name="P3">-----------------------------------------------------------------------------------------------------------------------------</text:p>
      <text:p text:style-name="P39"/>
      <text:p text:style-name="P40"><text:bookmark-start text:name="Клавиши управления"/>Клавиши управления<text:bookmark-end text:name="Клавиши управления"/></text:p>
      <text:p text:style-name="P40"/>
      <text:p text:style-name="P12"><text:bookmark-start text:name="Кнопки клавиатуры+RESET"/><text:span text:style-name="T28">Кнопки клавиатуры+</text:span><text:span text:style-name="T1">RESET</text:span><text:bookmark-end text:name="Кнопки клавиатуры+RESET"/></text:p>
      <text:p text:style-name="P37"/>
      <text:p text:style-name="P13">Любая буквенная клавиша (кроме ниже описанных<text:span text:style-name="T1">)</text:span>-выводит на экран краткую помощь.</text:p>
      <text:p text:style-name="P27"><text:span text:style-name="T29">CS</text:span>-<text:span text:style-name="T16">перезапуск страницы </text:span>ROM<text:span text:style-name="T16"> </text:span>Basic 128.</text:p>
      <text:p text:style-name="P27"><text:span text:style-name="T29">SS</text:span><text:span text:style-name="T16">-перезапуск страницы </text:span>ROM<text:span text:style-name="T16"> </text:span>Basic<text:span text:style-name="T16"> </text:span>48<text:span text:style-name="T16">.</text:span></text:p>
      <text:p text:style-name="P27"><text:span text:style-name="T29">D</text:span>-<text:span text:style-name="T16">запуск </text:span>DEMO “GRASS” by PSB^Hallowen.</text:p>
      <text:p text:style-name="P27"><text:span text:style-name="T29">C</text:span>-<text:span text:style-name="T16">таблица цветов (клавиши </text:span>SPACE <text:span text:style-name="T16">или </text:span>ENTER <text:span text:style-name="T16">изменение цвета бордюра.</text:span></text:p>
      <text:p text:style-name="P38">H<text:span text:style-name="T31">-</text:span><text:span text:style-name="T17">вывод на экран странички помощи.</text:span></text:p>
      <text:p text:style-name="P27"><text:span text:style-name="T29">S</text:span>-CMOS Setup.</text:p>
      <text:p text:style-name="P27"><text:span text:style-name="T29">0</text:span>-<text:span text:style-name="T16">возврат в </text:span>EVO Reset Service <text:span text:style-name="T16">из дополнительных прошивок.</text:span></text:p>
      <text:p text:style-name="P13">Любые 2 и более нажатых клавиш запускают проверку нажатых клавиш.</text:p>
      <text:p text:style-name="P13"/>
      <text:p text:style-name="P25"><text:bookmark-start text:name="Управление в основном меню"/>Управление в основном меню<text:bookmark-end text:name="Управление в основном меню"/></text:p>
      <text:p text:style-name="P21"/>
      <text:p text:style-name="P27"><text:span text:style-name="T16">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6">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13"/>
      <text:p text:style-name="P25"><text:bookmark-start text:name="Горячие клавиши главного меню"/>Горячие клавиши главного меню<text:bookmark-end text:name="Горячие клавиши главного меню"/></text:p>
      <text:p text:style-name="P38"><draw:frame draw:style-name="fr2" draw:name="Графический объект1" text:anchor-type="paragraph" svg:width="11.37cm" style:rel-width="60%" svg:height="6.622cm" style:rel-height="24%" draw:z-index="4"><draw:image xlink:href="Pictures/100000000000020C00000132561F09DD.png" xlink:type="simple" xlink:show="embed" xlink:actuate="onLoad"/></draw:frame></text:p>
      <text:p text:style-name="P27"><text:span text:style-name="T29">1...4</text:span>-<text:span text:style-name="T16">выбор дисковода;</text:span></text:p>
      <text:p text:style-name="P27"><text:span text:style-name="T29">V</text:span>-<text:span text:style-name="T16">перебирает по кругу все реальные дисководы;</text:span></text:p>
      <text:p text:style-name="P38">Y-<text:span text:style-name="T17">перебирает по кругу все виртуальные дисководы;</text:span></text:p>
      <text:p text:style-name="P27"><text:span text:style-name="T29">W</text:span><text:span text:style-name="T16">-перебирает режимы </text:span>TURBO 3,5-7-14 <text:span text:style-name="T16">МГц;</text:span></text:p>
      <text:p text:style-name="P38">L<text:span text:style-name="T16">-</text:span><text:span text:style-name="T17">переключение загрузки с магнитофонного входа или эмуляция загрузки;</text:span></text:p>
      <text:p text:style-name="P38">G<text:span text:style-name="T31">-</text:span><text:span text:style-name="T17">выбор куда будет производиться переход по нажатию </text:span><text:span text:style-name="T31">RESET;</text:span></text:p>
      <text:p text:style-name="P38">E<text:span text:style-name="T31">-</text:span><text:span text:style-name="T17">разрешение перезагрузки шрифта для текстмода из ПЗУ;</text:span></text:p>
      <text:p text:style-name="P38">J<text:span text:style-name="T31">-</text:span><text:span text:style-name="T17">выбор типа шрифта из ПЗУ;</text:span></text:p>
      <text:p text:style-name="P38">K<text:span text:style-name="T31">-</text:span><text:span text:style-name="T17">выбор драйвера для печати из Бейсика;</text:span></text:p>
      <text:p text:style-name="P27"><text:span text:style-name="T29">M</text:span><text:span text:style-name="T16">-триггерное переключение режимов памяти </text:span>ALL/128/48;</text:p>
      <text:p text:style-name="P27"><text:span text:style-name="T29">Z</text:span>-<text:span text:style-name="T16">вызов загрузчика с </text:span>TR-DOS <text:span text:style-name="T16">дискеты;</text:span></text:p>
      <text:p text:style-name="P27"><text:span text:style-name="T29">F</text:span><text:span text:style-name="T16">-вызов выбора файлов с </text:span>FAT <text:span text:style-name="T16">устройства;</text:span></text:p>
      <text:p text:style-name="P27"><text:span text:style-name="T29">T</text:span><text:span text:style-name="T16">-вызов загрузки с ленты (имитация команды </text:span>LOAD “”)<text:span text:style-name="T16">;</text:span></text:p>
      <text:p text:style-name="P27"><text:soft-page-break/><text:span text:style-name="T29">B</text:span><text:span text:style-name="T16">-вызов загрузчика с </text:span>CD <text:span text:style-name="T16">диска (старая функция оставшаяся от </text:span>GLUK<text:span text:style-name="T16">а);</text:span></text:p>
      <text:p text:style-name="P27"><text:span text:style-name="T29">D</text:span><text:span text:style-name="T16">-вызов загрузчика с </text:span>HDD;</text:p>
      <text:p text:style-name="P28"><text:span text:style-name="T30">X-</text:span><text:span text:style-name="T19">запуск </text:span><text:span text:style-name="T40">Perfect commander;</text:span></text:p>
      <text:p text:style-name="P27"><text:span text:style-name="T29">S</text:span><text:span text:style-name="T16">-сброс в </text:span>TR-DOS<text:span text:style-name="T16">;</text:span></text:p>
      <text:p text:style-name="P27"><text:span text:style-name="T29">I</text:span><text:span text:style-name="T16">-сброс в </text:span>Basic <text:span text:style-name="T16">48;</text:span></text:p>
      <text:p text:style-name="P27"><text:span text:style-name="T29">U</text:span><text:span text:style-name="T16">-сброс в </text:span>Basic <text:span text:style-name="T16">128;</text:span></text:p>
      <text:p text:style-name="P27"><text:span text:style-name="T29">R</text:span><text:span text:style-name="T16">-переход в меню </text:span>Service;</text:p>
      <text:p text:style-name="P13"><text:span text:style-name="T29">V</text:span><text:span text:style-name="T2">-</text:span>перебирает все реальные дисководы по кругу;</text:p>
      <text:p text:style-name="P27"><text:span text:style-name="T29">H</text:span>-<text:span text:style-name="T16">вызов страницы помощи;</text:span></text:p>
      <text:p text:style-name="P13">цифровые клавиши <text:span text:style-name="T29">1-4</text:span> выбирают соответствующий дисковод <text:span text:style-name="T1">A-D;</text:span></text:p>
      <text:p text:style-name="P13"><text:span text:style-name="T29">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3"><text:span text:style-name="T29">9</text:span>-включение/выключение отображения времени, даты.</text:p>
      <text:p text:style-name="P13"/>
      <text:p text:style-name="P16"><text:span text:style-name="T38">Режим памяти и частоту процессора можно поменять в любой момент из любой программы нажав кнопку </text:span><text:span text:style-name="T6">Magic </text:span><text:span text:style-name="T38">и выбрав пункт </text:span><text:span text:style-name="T6">Setup</text:span><text:span text:style-name="T38"> главного меню </text:span><text:span text:style-name="T6">Magic </text:span><text:span text:style-name="T38">режима. </text:span></text:p>
      <text:p text:style-name="P14"><text:span text:style-name="T35">Надписи ниже главного меню </text:span><text:span text:style-name="T5">SDZ SDG </text:span><text:span text:style-name="T26">соответствуют</text:span><text:span text:style-name="T35"> </text:span><text:span text:style-name="T5">SD </text:span><text:span text:style-name="T35">картам подключенной в разъем основной платы и </text:span><text:span text:style-name="T5">NeoGS</text:span><text:span text:style-name="T35">. Красный цвет означает недоступность карточки, зеленый доступность.</text:span></text:p>
      <text:p text:style-name="P13"/>
      <text:p text:style-name="P25"><text:bookmark-start text:name="Горячие клавиши меню «Service»"/>Горячие клавиши меню <text:span text:style-name="T1">«Service»</text:span><text:bookmark-end text:name="Горячие клавиши меню «Service»"/></text:p>
      <text:p text:style-name="P38"/>
      <text:p text:style-name="P38"><draw:frame draw:style-name="fr1" draw:name="Графический объект2" text:anchor-type="paragraph" svg:x="6.355cm" svg:y="0cm" svg:width="6.241cm" svg:height="3.889cm" draw:z-index="0"><draw:image xlink:href="Pictures/1000000000000127000000B8347CE9E8.png" xlink:type="simple" xlink:show="embed" xlink:actuate="onLoad"/></draw:frame></text:p>
      <text:p text:style-name="P13"><text:span text:style-name="T2">R</text:span>-сброс <text:span text:style-name="T1">NeoGS </text:span>записью числа 128 в порт 51;</text:p>
      <text:p text:style-name="P27"><text:span text:style-name="T29">E</text:span>-<text:span text:style-name="T16">сброс содержимого </text:span>CMOS;</text:p>
      <text:p text:style-name="P13"><text:span text:style-name="T2">K</text:span>-форматирование виртуального<text:span text:style-name="T1"> </text:span>диска на 640 килобайт;</text:p>
      <text:p text:style-name="P13"><text:span text:style-name="T2">I</text:span>-форматирование виртуального<text:span text:style-name="T1"> </text:span>диска на 896 килобайт;</text:p>
      <text:p text:style-name="P27"><text:span text:style-name="T29">M</text:span>-<text:span text:style-name="T16">редактор </text:span>CMOS;</text:p>
      <text:p text:style-name="P27"><text:span text:style-name="T29">S</text:span><text:span text:style-name="T16">- тестер </text:span>PC <text:span text:style-name="T16">клавиатуры;</text:span></text:p>
      <text:p text:style-name="P27"><text:span text:style-name="T29">F</text:span>-<text:span text:style-name="T16">загрузка и обновление </text:span>ROM<text:span text:style-name="T16"> (512 Кб);</text:span></text:p>
      <text:p text:style-name="P27"><text:span text:style-name="T29">U</text:span>-<text:span text:style-name="T16">загрузка и обновление </text:span>ROM <text:span text:style-name="T16">пользователя (64Кб);</text:span></text:p>
      <text:p text:style-name="P27"><text:span text:style-name="T29">N</text:span>-<text:span text:style-name="T16">демонтирование примонтированных </text:span>TRD <text:span text:style-name="T16">образов.</text:span></text:p>
      <text:p text:style-name="P13"><draw:frame draw:style-name="fr2" draw:name="Графический объект4" text:anchor-type="paragraph" svg:width="4.23cm" svg:height="2.24cm" draw:z-index="2"><draw:image xlink:href="Pictures/10000000000000C80000006AE30611EF.png" xlink:type="simple" xlink:show="embed" xlink:actuate="onLoad"/></draw:frame></text:p>
      <text:p text:style-name="P1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3">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3">менять быстродействие нажатием на любое место текстовой строки <text:span text:style-name="T2">«Turbo Mode: </text:span><text:span text:style-name="T29">7.0</text:span><text:span text:style-name="T2">»</text:span> (принимает значение 3,5/7,0/14,0 мгц);</text:p>
      <text:p text:style-name="P1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3">запускать файлы найденные на дискетах <text:span text:style-name="T1">TR-DOS </text:span>или на <text:span text:style-name="T1">FAT </text:span>устройствах.</text:p>
      <text:p text:style-name="P13"/>
      <text:p text:style-name="P37"><text:bookmark-start text:name="Setup"/>Setup<text:bookmark-end text:name="Setup"/></text:p>
      <text:p text:style-name="P37"/>
      <text:p text:style-name="P13"><draw:frame draw:style-name="fr3" draw:name="Графический объект5" text:anchor-type="paragraph" svg:width="7.77cm" style:rel-width="41%" svg:height="1.931cm" style:rel-height="7%" draw:z-index="3"><draw:image xlink:href="Pictures/100000000000015800000057024809BE.png" xlink:type="simple" xlink:show="embed" xlink:actuate="onLoad"/></draw:frame><text:soft-page-break/></text:p>
      <text:p text:style-name="P15">В этом меню доступно <text:span text:style-name="T36">следующие настройки</text:span>: </text:p>
      <text:p text:style-name="P15">включение/выключение звука при нажатии на клавиши (начинает работать сразу после выбора);</text:p>
      <text:p text:style-name="P15">включение/выключение доступа к <text:span text:style-name="T1">SD </text:span>карте расположенной на <text:span text:style-name="T1">NeoGS. </text:span><text:span text:style-name="T37">Н</text:span>ачинает работать только после сброса <text:span text:style-name="T36">или сразу, если разрешен автодетект наличия карточек.</text:span></text:p>
      <text:p text:style-name="P37"/>
      <text:p text:style-name="P37"><text:bookmark-start text:name="File browser"/>File browser<text:bookmark-end text:name="File browser"/></text:p>
      <text:p text:style-name="P13"/>
      <text:p text:style-name="P13">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3">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13"/>
      <text:p text:style-name="P25"><text:bookmark-start text:name="Автомонтирование TRD образов"/>Автомонтирование <text:span text:style-name="T1">TRD </text:span>образов<text:bookmark-end text:name="Автомонтирование TRD образов"/></text:p>
      <text:p text:style-name="P13"/>
      <text:p text:style-name="P1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3"/>
      <text:p text:style-name="P27">e<text:a xlink:type="simple" xlink:href="file:///E:/dir1/dir2/filename.ext">:/dir1/dir2/filename.ext</text:a> a:</text:p>
      <text:p text:style-name="P27"><text:a xlink:type="simple" xlink:href="file:///f:/dir3/filename.ext">f:/dir3/filename.ext</text:a> b:</text:p>
      <text:p text:style-name="P27"><text:a xlink:type="simple" xlink:href="file:///g:/filename.ext">g:/filename.ext</text:a> c:</text:p>
      <text:p text:style-name="P27"><text:a xlink:type="simple" xlink:href="file:///f:/dir4/filename.ext">f:/dir4/filename.ext</text:a> d:</text:p>
      <text:p text:style-name="P13"/>
      <text:p text:style-name="P13">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text:soft-page-break/>образы можно монтировать из командной строки <text:span text:style-name="T1">EVO-DOS </text:span><text:span text:style-name="T12">(</text:span>смотреть описание на <text:span text:style-name="T1">EVO-DOS</text:span><text:span text:style-name="T12">)</text:span><text:span text:style-name="T1">.</text:span></text:p>
      <text:p text:style-name="P13">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13"/>
      <text:p text:style-name="P25"><text:bookmark-start text:name="Обновление FLASH ROM"/>Обновление <text:span text:style-name="T1">FLASH ROM</text:span><text:bookmark-end text:name="Обновление FLASH ROM"/></text:p>
      <text:p text:style-name="P37"/>
      <text:p text:style-name="P1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0">Начиная с версии 0.46 добавлена возможность обновления прошивки пользователя размером 64 Кб. Обязательное условие наличие 2 байт с кодами <text:span text:style-name="T1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26"/>
      <text:p text:style-name="P25"><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25"/>
      <text:p text:style-name="P1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3">Начиная с версии 0.4 сделана возможность обновлять или не обновлять шрифт из ПЗУ каждый раз при нажатии сброса, опция <text:span text:style-name="T29">"E.Reload FONT"</text:span> <text:span text:style-name="T2">on</text:span><text:span text:style-name="T1"> </text:span>или <text:span text:style-name="T29">off</text:span>. И можно выбирать каким шрифтом можно обновлять из ПЗУ стандартный <text:span text:style-name="T1">ATM (KOI8) </text:span>или <text:span text:style-name="T1">CP866, </text:span>опция <text:span text:style-name="T29">"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25"/>
      <text:p text:style-name="P25"><text:bookmark-start text:name="Выбор альтернативных прошивок"/>Выбор альтернативных прошивок<text:bookmark-end text:name="Выбор альтернативных прошивок"/></text:p>
      <text:p text:style-name="P37"/>
      <text:p text:style-name="P1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3">Для возврата к основной прошивке необходимо нажать и удерживать клавишу «0» и произвести сброс, после чего отпустить клавишу «0».</text:p>
      <text:p text:style-name="P25"/>
      <text:p text:style-name="P25"><text:bookmark-start text:name="Выбор TRD"/>Выбор <text:span text:style-name="T1">TRD</text:span><text:bookmark-end text:name="Выбор TRD"/><text:span text:style-name="T1">,</text:span> <text:span text:style-name="T1">SCL </text:span>и <text:span text:style-name="T1">FDI </text:span>образов</text:p>
      <text:p text:style-name="P21"/>
      <text:p text:style-name="P26"><text:span text:style-name="T31">Начиная с версии 0.21 добавлена загрузка образов (раскрытие образов) </text:span><text:span text:style-name="T3">TRD </text:span><text:span text:style-name="T31">и </text:span><text:span text:style-name="T3">SCL</text:span><text:span text:style-name="T31"> в память для виртуального дисковода для прошивки </text:span><text:span text:style-name="T3">EVO-DOS</text:span><text:span text:style-name="T31">. Начиная с версии 0.27 добавлена загрузка </text:span><text:span text:style-name="T3">FDI </text:span><text:span text:style-name="T31">образов. Предварительное форматирование рам диска для загрузки образов не требуется.</text:span></text:p>
      <text:p text:style-name="P26"><text:span text:style-name="T31">Начиная с версии 0.5 добавлена возможность монтировать образы </text:span><text:span text:style-name="T3">TRD </text:span><text:span text:style-name="T31">непосредственно с </text:span><text:span text:style-name="T3">FAT </text:span><text:span text:style-name="T31">устройств. </text:span></text:p>
      <text:p text:style-name="P26"><text:span text:style-name="T31">При выборе файлов с расширение</text:span><text:span text:style-name="T32">м </text:span><text:span text:style-name="T3">FDI </text:span><text:span text:style-name="T31">и </text:span><text:span text:style-name="T3">SCL </text:span><text:span text:style-name="T32">всегда </text:span><text:span text:style-name="T31">производится загрузка образа в область рам диска </text:span><text:span text:style-name="T32">(возможность монтирования не предусмотрена)</text:span><text:span text:style-name="T31">, при выборе файла с расширением </text:span><text:span text:style-name="T3">TRD </text:span><text:span text:style-name="T31">будет предложена возможность </text:span><text:span text:style-name="T32">примонтировать</text:span><text:span text:style-name="T31"> образ к букве дисковода или загруз</text:span><text:span text:style-name="T32">ить образ </text:span><text:span text:style-name="T31">в рам диск. </text:span><text:span text:style-name="T33">После загрузки или монтирования происходит возврат в основное меню. Вызов меню файлов </text:span><text:soft-page-break/><text:span text:style-name="T33">загруженного или примонтированного диска производится через пункт главного меню </text:span><text:span text:style-name="T4">Z.TR-DOS boot</text:span></text:p>
      <text:p text:style-name="P24"><text:s/></text:p>
      <text:p text:style-name="P13"><draw:frame draw:style-name="fr3" draw:name="Графический объект3" text:anchor-type="paragraph" svg:width="3.919cm" svg:height="2.559cm" draw:z-index="1"><draw:image xlink:href="Pictures/10000000000000B900000079B99C6277.png" xlink:type="simple" xlink:show="embed" xlink:actuate="onLoad"/></draw:frame></text:p>
      <text:p text:style-name="P26"><text:span text:style-name="T31">Формат </text:span><text:span text:style-name="T3">RAM </text:span><text:span text:style-name="T31">диска описан в конце документа.</text:span></text:p>
      <text:p text:style-name="P13"/>
      <text:p text:style-name="P25"><text:bookmark-start text:name="Загрузка с ленты и ее эмуляция"/>Загрузка с ленты и ее эмуляция<text:bookmark-end text:name="Загрузка с ленты и ее эмуляция"/></text:p>
      <text:p text:style-name="P25"/>
      <text:p text:style-name="P1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3">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25"/>
      <text:p text:style-name="P25"><text:bookmark-start text:name="Запуск HOBETA и SPG файлов"/>Запуск <text:span text:style-name="T1">HOBETA </text:span>и <text:span text:style-name="T1">SPG </text:span>файлов<text:bookmark-end text:name="Запуск HOBETA и SPG файлов"/></text:p>
      <text:p text:style-name="P25"/>
      <text:p text:style-name="P13">При выборе файлов с расширениями <text:span text:style-name="T1">$C </text:span>и <text:span text:style-name="T1">SPG </text:span>будет произ<text:span text:style-name="T39">ве</text:span>ден их запуск.</text:p>
      <text:p text:style-name="P1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3"/>
      <text:p text:style-name="P25"><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25"/>
      <text:p text:style-name="P1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3">Очистка экрана не производится!!! Область атрибутов заполняется байтом 0 для маскировки загрузчика работающего в экранной области.</text:p>
      <text:p text:style-name="P13"/>
      <text:p text:style-name="P25"><text:bookmark-start text:name="Редактор ячеек CMOS"/>Редактор ячеек <text:span text:style-name="T1">CMOS</text:span><text:bookmark-end text:name="Редактор ячеек CMOS"/></text:p>
      <text:p text:style-name="P13"/>
      <text:p text:style-name="P1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50">о</text:span>ль<text:span text:style-name="T50">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13"/>
      <text:p text:style-name="P25"><text:bookmark-start text:name="Тестирование PC клавиатуры"/>Тестирование <text:span text:style-name="T1">PC </text:span>клавиатуры<text:bookmark-end text:name="Тестирование PC клавиатуры"/></text:p>
      <text:p text:style-name="P13"/>
      <text:p text:style-name="P13">Начиная с версии 0.46 добавлен тестер <text:span text:style-name="T1">PC </text:span>клавиатуры. При входе в тестер отображается стандартная <text:soft-page-break/>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51">или </text:span><text:span text:style-name="T11">CTRL+X</text:span><text:span text:style-name="T1">.</text:span></text:p>
      <text:p text:style-name="P13"/>
      <text:p text:style-name="P37"><text:bookmark-start text:name="Кнопка Magic"/><text:span text:style-name="T16">Кнопка </text:span>Magic<text:bookmark-end text:name="Кнопка Magic"/></text:p>
      <text:p text:style-name="P26"/>
      <text:p text:style-name="P1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ует</text:span> действительности) и содержимое считанных портов в том виде в котором они записаны в порты. </text:p>
      <text:p text:style-name="P17"><text:span text:style-name="T39">В меню </text:span><text:span text:style-name="T7">Setup </text:span><text:span text:style-name="T39">продублирована возможность изменения режима памяти и частоты процессора. </text:span></text:p>
      <text:p text:style-name="P22">В правом верхнем углу отображаются текущее время и дата.</text:p>
      <text:p text:style-name="P26"/>
      <text:p text:style-name="P37"><text:bookmark-start text:name="Часы и CMOS"/><text:span text:style-name="T16">Часы и </text:span>CMOS<text:bookmark-end text:name="Часы и CMOS"/></text:p>
      <text:p text:style-name="P37"/>
      <text:p text:style-name="P1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3">Используемые ячейки <text:span text:style-name="T1">CMOS:</text:span></text:p>
      <text:p text:style-name="P27"/>
      <text:p text:style-name="P13">- 0<text:span text:style-name="T1">x00...</text:span></text:p>
      <text:p text:style-name="P13"><text:span text:style-name="T1">...0x0D<text:tab/></text:span>используются часами и не могут быть использованы для хранения параметров.</text:p>
      <text:p text:style-name="P13"><text:span text:style-name="T1">- 0x0E...<text:tab/></text:span><text:span text:style-name="T10">| </text:span><text:span text:style-name="T48">доступно и используется для </text:span></text:p>
      <text:p text:style-name="P32">...0x3F<text:tab/>| <text:span text:style-name="T22">хранения настроек </text:span><text:span text:style-name="T46">GLUK Reset Service</text:span></text:p>
      <text:p text:style-name="P32">- 0x40...<text:tab/><text:span text:style-name="T16">64 байта</text:span></text:p>
      <text:p text:style-name="P27">...0x7F<text:tab/><text:span text:style-name="T16">используется </text:span>ProfROM <text:span text:style-name="T16">для хранения настроек.</text:span></text:p>
      <text:p text:style-name="P27"><text:span text:style-name="T16">- </text:span>0x80...<text:tab/>| <text:span text:style-name="T16">на данный момент</text:span></text:p>
      <text:p text:style-name="P29">...0xE<text:span text:style-name="T49">A</text:span><text:tab/>| <text:span text:style-name="T16">свободны</text:span></text:p>
      <text:p text:style-name="P33"><text:span text:style-name="T42">- 0xEB<text:tab/></text:span><text:span text:style-name="T25">хранит следующие значения, биты:</text:span></text:p>
      <text:p text:style-name="P33"><text:span text:style-name="T25"><text:tab/><text:tab/></text:span><text:span text:style-name="T49">7 -</text:span></text:p>
      <text:p text:style-name="P36"><text:tab/><text:tab/>6 -</text:p>
      <text:p text:style-name="P36"><text:tab/><text:tab/>5 -</text:p>
      <text:p text:style-name="P36"><text:tab/><text:tab/>4 -</text:p>
      <text:p text:style-name="P35"><text:span text:style-name="T49"><text:tab/><text:tab/>3 - | </text:span><text:span text:style-name="T25">номер реального</text:span></text:p>
      <text:p text:style-name="P33"><text:span text:style-name="T49"><text:tab/><text:tab/>2 - | </text:span><text:span text:style-name="T25">дисковода</text:span></text:p>
      <text:p text:style-name="P35"><text:span text:style-name="T49"><text:tab/><text:tab/>1 - | </text:span><text:span text:style-name="T25">номер виртуального</text:span></text:p>
      <text:p text:style-name="P33"><text:span text:style-name="T49"><text:tab/><text:tab/>0 - | </text:span><text:span text:style-name="T25">дисковода</text:span></text:p>
      <text:p text:style-name="P23"><text:tab/><text:tab/>по умолчанию %00000000</text:p>
      <text:p text:style-name="P27">- 0xEC<text:tab/><text:span text:style-name="T16">хранит следующие значения, биты:</text:span></text:p>
      <text:p text:style-name="P31"><text:span text:style-name="T16"><text:tab/><text:tab/></text:span>7 <text:span text:style-name="T16">- 1=</text:span>TURBO OFF <text:span text:style-name="T16">(3,5МГц)</text:span>, 0=TURBO ON <text:span text:style-name="T16">(7МГц)</text:span></text:p>
      <text:p text:style-name="P27"><text:tab/><text:tab/>6 <text:span text:style-name="T16">-</text:span> <text:span text:style-name="T16">1=доступ к </text:span>SD NeoGS <text:span text:style-name="T16">есть</text:span>, 0=<text:span text:style-name="T16">нет</text:span></text:p>
      <text:p text:style-name="P27"><text:tab/><text:tab/>5 - 1=<text:span text:style-name="T16">поиск файла </text:span>IMAGE.MNT <text:span text:style-name="T16">и монтирование образов если найден</text:span>, 0=<text:span text:style-name="T16">не искать</text:span></text:p>
      <text:p text:style-name="P34"><text:tab/><text:tab/>4 <text:span text:style-name="T21">-</text:span><text:span text:style-name="T18"> </text:span><text:span text:style-name="T43">1=</text:span><text:span text:style-name="T21">не отображать, 0=отображать время/дату</text:span></text:p>
      <text:p text:style-name="P30"><text:tab/><text:tab/>3 - 1=<text:span text:style-name="T16">при нажатии клавиш озвучивания не будет, 0=будет</text:span> </text:p>
      <text:p text:style-name="P27"><text:tab/><text:tab/>2 - </text:p>
      <text:p text:style-name="P31"><text:tab/><text:tab/>1 - <text:span text:style-name="T45">|</text:span> <text:span text:style-name="T20">2=128Кб, 1=48Кб,</text:span></text:p>
      <text:p text:style-name="P31"><text:tab/><text:tab/>0 - <text:span text:style-name="T45">| </text:span><text:span text:style-name="T20">0=1Мб по стандарту Пентагона</text:span></text:p>
      <text:p text:style-name="P31"><text:span text:style-name="T20"><text:tab/><text:tab/></text:span><text:span text:style-name="T24">по умолчанию %</text:span><text:span text:style-name="T47">00000010</text:span></text:p>
      <text:p text:style-name="P13">- <text:span text:style-name="T1">0xED<text:tab/></text:span>хранит следующие значения, биты:</text:p>
      <text:p text:style-name="P13"><text:tab/><text:tab/>7 - 1=<text:span text:style-name="T1">TURBO</text:span> 14МГц, 0=<text:span text:style-name="T1">TURBO</text:span> 3,5/7МГц, зависит от состояния бита 7 в ячейке <text:span text:style-name="T1">0XE</text:span><text:span text:style-name="T13">C</text:span></text:p>
      <text:p text:style-name="P13"><text:tab/><text:tab/>6 <text:span text:style-name="T1">-</text:span> <text:span text:style-name="T1">1=</text:span>эмуляция загрузки с кассеты, 0=загрузка с магнитофонного входа</text:p>
      <text:p text:style-name="P13"><text:tab/><text:tab/><text:span text:style-name="T1">5 </text:span>-<text:span text:style-name="T1"> 1=</text:span>принтер через <text:span text:style-name="T1">AY, </text:span>0=стандартный принтер <text:span text:style-name="T1">Basic 48</text:span></text:p>
      <text:p text:style-name="P27"><text:tab/><text:tab/>4 <text:span text:style-name="T16">-</text:span> 1=<text:span text:style-name="T16">не загружать шрифт из ПЗУ по сбросу, 0=загружать</text:span></text:p>
      <text:p text:style-name="P27"><text:soft-page-break/><text:span text:style-name="T16"><text:tab/><text:tab/>3 - 1=загружать из ПЗУ шрифт АТМ</text:span>, 0=<text:span text:style-name="T16">загружать из ПЗУ шрифт </text:span>CP866</text:p>
      <text:p text:style-name="P18"><text:tab/><text:tab/>2 - </text:p>
      <text:p text:style-name="P19"><text:tab/><text:tab/>1 <text:span text:style-name="T1">- |</text:span><text:span text:style-name="T9"> </text:span><text:span text:style-name="T44">номер сброса: 0 </text:span><text:span text:style-name="T9">- Evo Service, 1-GLUK Service</text:span></text:p>
      <text:p text:style-name="P19"><text:tab/><text:tab/>0 <text:span text:style-name="T1">- |</text:span><text:span text:style-name="T9"> 2 - ProfROM, 3 - Custom ROM</text:span></text:p>
      <text:p text:style-name="P19"><text:span text:style-name="T9"><text:tab/><text:tab/></text:span><text:span text:style-name="T47">по умолчанию %00000000</text:span></text:p>
      <text:p text:style-name="P27">- 0xEE...<text:tab/>|<text:span text:style-name="T16">содержит </text:span>CRC16 <text:span text:style-name="T16">для ячеек </text:span>0xE<text:span text:style-name="T23">A</text:span>...0xED. <text:span text:style-name="T16">При несовпадении </text:span>CRC16</text:p>
      <text:p text:style-name="P27">...0xEF<text:tab/>|<text:span text:style-name="T16">записанной в этих ячейках</text:span> <text:span text:style-name="T16">и рассчитанной производится принудительный сброс до <text:tab/><text:tab/><text:tab/></text:span>|<text:span text:style-name="T16">исходных значений.</text:span></text:p>
      <text:p text:style-name="P13"/>
      <text:p text:style-name="P25"><text:bookmark-start text:name="Формат RAM диска"/>Формат <text:span text:style-name="T1">RAM </text:span>диска<text:bookmark-end text:name="Формат RAM диска"/></text:p>
      <text:p text:style-name="P25"/>
      <text:p text:style-name="P1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3"/>
      <text:p text:style-name="P1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8">Смещение в байтах от начала страницы</text:p>
          </table:table-cell>
          <table:table-cell table:style-name="Таблица1.B1" office:value-type="string">
            <text:p text:style-name="P49">Описание</text:p>
          </table:table-cell>
        </table:table-row>
        <table:table-row>
          <table:table-cell table:style-name="Таблица1.A9" office:value-type="string">
            <text:p text:style-name="P52">+<text:span text:style-name="T1">#</text:span>000</text:p>
          </table:table-cell>
          <table:table-cell table:style-name="Таблица1.B9" office:value-type="string">
            <text:p text:style-name="P51">смещение в блоках (по 256 байт) дорожки от начала страницы</text:p>
          </table:table-cell>
        </table:table-row>
        <table:table-row>
          <table:table-cell table:style-name="Таблица1.A9" office:value-type="string">
            <text:p text:style-name="P50">+<text:span text:style-name="T1">#100</text:span></text:p>
          </table:table-cell>
          <table:table-cell table:style-name="Таблица1.B9" office:value-type="string">
            <text:p text:style-name="P51"><text:span text:style-name="T16">смещение в страницах (по 16Кб) от начала </text:span><text:span text:style-name="T1">RAM </text:span><text:span text:style-name="T16">диска +1. То есть если </text:span><text:span text:style-name="T1">RAM </text:span><text:span text:style-name="T16">диска начинается с 3-ей страницы, то счет идет со страницы 4</text:span></text:p>
          </table:table-cell>
        </table:table-row>
        <table:table-row>
          <table:table-cell table:style-name="Таблица1.A9" office:value-type="string">
            <text:p text:style-name="P46">+#200</text:p>
          </table:table-cell>
          <table:table-cell table:style-name="Таблица1.B9" office:value-type="string">
            <text:p text:style-name="P51">номер сектора на дорожке</text:p>
          </table:table-cell>
        </table:table-row>
        <table:table-row>
          <table:table-cell table:style-name="Таблица1.A9" office:value-type="string">
            <text:p text:style-name="P46">+#300</text:p>
          </table:table-cell>
          <table:table-cell table:style-name="Таблица1.B9" office:value-type="string">
            <text:p text:style-name="P5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6">+#400</text:p>
          </table:table-cell>
          <table:table-cell table:style-name="Таблица1.B9" office:value-type="string">
            <text:p text:style-name="P51">номер сектора на дорожке</text:p>
          </table:table-cell>
        </table:table-row>
        <table:table-row>
          <table:table-cell table:style-name="Таблица1.A9" office:value-type="string">
            <text:p text:style-name="P46">+#500</text:p>
          </table:table-cell>
          <table:table-cell table:style-name="Таблица1.B9" office:value-type="string">
            <text:p text:style-name="P51">размер сектора *2</text:p>
          </table:table-cell>
        </table:table-row>
        <table:table-row>
          <table:table-cell table:style-name="Таблица1.A9" office:value-type="string">
            <text:p text:style-name="P46"/>
          </table:table-cell>
          <table:table-cell table:style-name="Таблица1.B9" office:value-type="string">
            <text:p text:style-name="P51">и так далее пока не закончатся все сектора дорожки.</text:p>
          </table:table-cell>
        </table:table-row>
        <table:table-row>
          <table:table-cell table:style-name="Таблица1.A9" office:value-type="string">
            <text:p text:style-name="P45">+#001</text:p>
          </table:table-cell>
          <table:table-cell table:style-name="Таблица1.B9" office:value-type="string">
            <text:p text:style-name="P47">Начало описателей следующей дорожки</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3-11-17T22:49:17.687000000</dc:date>
    <meta:editing-duration>P35DT20H45M29S</meta:editing-duration>
    <meta:editing-cycles>277</meta:editing-cycles>
    <meta:generator>LibreOffice/4.1.2.3$Windows_x86 LibreOffice_project/40b2d7fde7e8d2d7bc5a449dc65df4d08a7dd38</meta:generator>
    <meta:document-statistic meta:table-count="1" meta:image-count="5" meta:object-count="0" meta:page-count="8" meta:paragraph-count="217" meta:word-count="2731" meta:character-count="19679" meta:non-whitespace-character-count="17083"/>
  </office:meta>
</office:document-meta>
</file>